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swiss"/>
    <style:font-face style:name="Calibri2" svg:font-family="Calibri" style:font-pitch="variable"/>
    <style:font-face style:name="Courier New1" svg:font-family="'Courier New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fo:font-size="12pt" officeooo:rsid="00004109" officeooo:paragraph-rsid="00004109" style:font-size-asian="12pt" style:font-size-complex="12pt"/>
    </style:style>
    <style:style style:name="P2" style:family="paragraph" style:parent-style-name="Frame_20_contents">
      <style:text-properties style:font-name="Calibri"/>
    </style:style>
    <style:style style:name="P3" style:family="paragraph" style:parent-style-name="Frame_20_contents">
      <style:text-properties style:font-name="Calibri" officeooo:rsid="00004109" officeooo:paragraph-rsid="00004109"/>
    </style:style>
    <style:style style:name="P4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2pt" style:text-underline-style="solid" style:text-underline-width="auto" style:text-underline-color="font-color" fo:font-weight="bold" officeooo:paragraph-rsid="00020082" style:font-size-asian="12pt" style:font-weight-asian="bold" style:font-size-complex="12pt"/>
    </style:style>
    <style:style style:name="P5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 style:font-weight-complex="normal"/>
    </style:style>
    <style:style style:name="P6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ba059" officeooo:paragraph-rsid="001d458a" style:font-size-asian="12pt" style:font-weight-asian="bold" style:font-size-complex="12pt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1d458a" officeooo:paragraph-rsid="001d458a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fo:font-weight="bold" officeooo:paragraph-rsid="0014b451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in" fo:line-height="100%" fo:text-indent="0in" style:auto-text-indent="false"/>
      <style:text-properties style:font-name="Calibri" officeooo:paragraph-rsid="000ba059"/>
    </style:style>
    <style:style style:name="P10" style:family="paragraph" style:parent-style-name="List_20_Paragraph">
      <style:paragraph-properties fo:margin-left="0.8417in" fo:margin-right="0in" fo:line-height="100%" fo:text-indent="0in" style:auto-text-indent="false"/>
      <style:text-properties style:font-name="Calibri" fo:font-size="12pt" officeooo:paragraph-rsid="0021d78c" style:font-size-asian="12pt" style:font-size-complex="12pt"/>
    </style:style>
    <style:style style:name="P11" style:family="paragraph" style:parent-style-name="Standard">
      <style:paragraph-properties fo:line-height="100%"/>
      <style:text-properties fo:font-size="12pt" style:text-underline-style="none" fo:font-weight="bold" officeooo:rsid="00322dde" officeooo:paragraph-rsid="00322dde" style:font-size-asian="12pt" style:font-weight-asian="bold" style:font-size-complex="12pt"/>
    </style:style>
    <style:style style:name="P12" style:family="paragraph" style:parent-style-name="Standard">
      <style:paragraph-properties fo:line-height="100%"/>
      <style:text-properties style:font-name="Calibri" fo:font-size="12pt" style:text-underline-style="solid" style:text-underline-width="auto" style:text-underline-color="font-color" fo:font-weight="bold" officeooo:paragraph-rsid="00004109" style:font-size-asian="12pt" style:font-weight-asian="bold" style:font-size-complex="12pt"/>
    </style:style>
    <style:style style:name="P13" style:family="paragraph" style:parent-style-name="Standard">
      <style:paragraph-properties fo:line-height="100%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/>
    </style:style>
    <style:style style:name="P14" style:family="paragraph" style:parent-style-name="Standard">
      <style:paragraph-properties fo:line-height="100%"/>
      <style:text-properties style:font-name="Calibri" fo:font-size="12pt" style:text-underline-style="none" fo:font-weight="bold" officeooo:rsid="000ba059" officeooo:paragraph-rsid="000ba059" style:font-size-asian="12pt" style:font-weight-asian="bold" style:font-size-complex="12pt"/>
    </style:style>
    <style:style style:name="P15" style:family="paragraph" style:parent-style-name="Standard">
      <style:paragraph-properties fo:line-height="100%"/>
      <style:text-properties style:font-name="Calibri" fo:font-size="12pt" style:text-underline-style="none" fo:font-weight="bold" officeooo:paragraph-rsid="0021d78c" style:font-size-asian="12pt" style:font-weight-asian="bold" style:font-size-complex="12pt"/>
    </style:style>
    <style:style style:name="P16" style:family="paragraph" style:parent-style-name="Standard">
      <style:paragraph-properties fo:line-height="100%"/>
      <style:text-properties style:font-name="Calibri" fo:font-size="12pt" style:text-underline-style="none" fo:font-weight="bold" officeooo:rsid="0033a565" officeooo:paragraph-rsid="0033a565" style:font-size-asian="12pt" style:font-weight-asian="bold" style:font-size-complex="12pt"/>
    </style:style>
    <style:style style:name="P17" style:family="paragraph" style:parent-style-name="Standard">
      <style:paragraph-properties fo:line-height="100%"/>
      <style:text-properties style:font-name="Calibri" fo:font-size="12pt" fo:font-weight="bold" officeooo:paragraph-rsid="001d458a" style:font-size-asian="12pt" style:font-weight-asian="bold" style:font-size-complex="12pt"/>
    </style:style>
    <style:style style:name="P18" style:family="paragraph" style:parent-style-name="Standard">
      <style:paragraph-properties fo:line-height="100%"/>
      <style:text-properties style:font-name="Calibri" fo:font-size="12pt" fo:font-weight="bold" officeooo:paragraph-rsid="0014b451" style:font-size-asian="12pt" style:font-weight-asian="bold" style:font-size-complex="12pt"/>
    </style:style>
    <style:style style:name="P19" style:family="paragraph" style:parent-style-name="Standard">
      <style:paragraph-properties fo:line-height="100%"/>
      <style:text-properties style:font-name="Calibri" fo:font-size="12pt" fo:font-weight="bold" officeooo:paragraph-rsid="000ba059" style:font-size-asian="12pt" style:font-weight-asian="bold" style:font-size-complex="12pt"/>
    </style:style>
    <style:style style:name="P20" style:family="paragraph" style:parent-style-name="Standard">
      <style:paragraph-properties fo:line-height="100%"/>
      <style:text-properties style:font-name="Calibri" officeooo:paragraph-rsid="001d458a"/>
    </style:style>
    <style:style style:name="P21" style:family="paragraph" style:parent-style-name="Standard">
      <style:paragraph-properties fo:line-height="100%"/>
      <style:text-properties style:font-name="Calibri" officeooo:paragraph-rsid="0014b451"/>
    </style:style>
    <style:style style:name="P22" style:family="paragraph" style:parent-style-name="Standard">
      <style:paragraph-properties fo:line-height="100%"/>
      <style:text-properties style:font-name="Calibri" officeooo:paragraph-rsid="000ba059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rsid="001d458a" officeooo:paragraph-rsid="001d458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rsid="000ba059" officeooo:paragraph-rsid="0014b45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rsid="000ba059" officeooo:paragraph-rsid="000ba05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line-height="100%" fo:text-indent="0in" style:auto-text-indent="false"/>
      <style:text-properties fo:font-size="12pt" style:text-underline-style="none" fo:font-weight="normal" officeooo:rsid="000ba059" officeooo:paragraph-rsid="000ba05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style:font-name="Calibri" fo:font-size="12pt" fo:font-weight="normal" officeooo:rsid="001bfa02" officeooo:paragraph-rsid="0014b45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size="12pt" style:text-underline-style="none" fo:font-weight="bold" officeooo:rsid="0043a0b9" officeooo:paragraph-rsid="0043a0b9" style:font-size-asian="12pt" style:font-weight-asian="bold" style:font-size-complex="12pt" style:font-weight-complex="bold"/>
    </style:style>
    <style:style style:name="P29" style:family="paragraph" style:parent-style-name="List_20_Paragraph" style:list-style-name="WW8Num1">
      <style:paragraph-properties fo:line-height="100%"/>
      <style:text-properties style:font-name="Calibri" fo:font-size="12pt" officeooo:paragraph-rsid="00004109" style:font-size-asian="12pt" style:font-size-complex="12pt"/>
    </style:style>
    <style:style style:name="P30" style:family="paragraph" style:parent-style-name="List_20_Paragraph" style:list-style-name="WW8Num2">
      <style:paragraph-properties fo:line-height="100%"/>
      <style:text-properties style:font-name="Calibri" fo:font-size="12pt" officeooo:paragraph-rsid="0020b313" style:font-size-asian="12pt" style:font-size-complex="12pt"/>
    </style:style>
    <style:style style:name="P31" style:family="paragraph" style:parent-style-name="List_20_Paragraph" style:list-style-name="WW8Num3">
      <style:paragraph-properties fo:line-height="100%"/>
      <style:text-properties style:font-name="Calibri" fo:font-size="12pt" fo:font-weight="bold" officeooo:paragraph-rsid="0021d78c" style:font-size-asian="12pt" style:font-weight-asian="bold" style:font-size-complex="12pt"/>
    </style:style>
    <style:style style:name="P32" style:family="paragraph" style:parent-style-name="List_20_Paragraph" style:list-style-name="WW8Num4">
      <style:paragraph-properties fo:line-height="100%"/>
      <style:text-properties style:font-name="Calibri" fo:font-size="12pt" fo:font-weight="bold" officeooo:paragraph-rsid="0021d78c" style:font-size-asian="12pt" style:font-weight-asian="bold" style:font-size-complex="12pt"/>
    </style:style>
    <style:style style:name="P33" style:family="paragraph" style:parent-style-name="List_20_Paragraph" style:list-style-name="WW8Num1">
      <style:paragraph-properties fo:line-height="100%"/>
      <style:text-properties style:font-name="Calibri" fo:font-size="12pt" style:text-underline-style="none" fo:font-weight="normal" officeooo:paragraph-rsid="00020082" style:font-size-asian="12pt" style:font-weight-asian="normal" style:font-size-complex="12pt" style:font-weight-complex="normal"/>
    </style:style>
    <style:style style:name="P34" style:family="paragraph" style:parent-style-name="List_20_Paragraph" style:list-style-name="WW8Num1">
      <style:paragraph-properties fo:line-height="100%"/>
      <style:text-properties style:font-name="Calibri" officeooo:paragraph-rsid="00004109"/>
    </style:style>
    <style:style style:name="P35" style:family="paragraph" style:parent-style-name="List_20_Paragraph" style:list-style-name="WW8Num2">
      <style:paragraph-properties fo:line-height="100%"/>
      <style:text-properties style:font-name="Calibri" officeooo:paragraph-rsid="0020b313"/>
    </style:style>
    <style:style style:name="P36" style:family="paragraph" style:parent-style-name="List_20_Paragraph" style:list-style-name="WW8Num1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 style:font-weight-complex="normal"/>
    </style:style>
    <style:style style:name="P37" style:family="paragraph" style:parent-style-name="List_20_Paragraph" style:list-style-name="WW8Num1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normal" officeooo:paragraph-rsid="00020082" style:font-size-asian="12pt" style:font-weight-asian="normal" style:font-size-complex="12pt" style:font-weight-complex="normal"/>
    </style:style>
    <style:style style:name="P38" style:family="paragraph" style:parent-style-name="List_20_Paragraph">
      <style:paragraph-properties fo:margin-left="0.8417in" fo:margin-right="0in" fo:line-height="100%" fo:text-indent="0in" style:auto-text-indent="false"/>
      <style:text-properties officeooo:paragraph-rsid="0021d78c"/>
    </style:style>
    <style:style style:name="P39" style:family="paragraph" style:parent-style-name="List_20_Paragraph">
      <style:paragraph-properties fo:margin-left="0.8417in" fo:margin-right="0in" fo:line-height="100%" fo:text-indent="0in" style:auto-text-indent="false"/>
      <style:text-properties style:font-name="Calibri" fo:font-size="12pt" officeooo:paragraph-rsid="0021d78c" style:font-size-asian="12pt" style:font-size-complex="12pt"/>
    </style:style>
    <style:style style:name="P40" style:family="paragraph" style:parent-style-name="List_20_Paragraph">
      <style:paragraph-properties fo:margin-left="0.8417in" fo:margin-right="0in" fo:line-height="100%" fo:text-indent="0in" style:auto-text-indent="false"/>
      <style:text-properties style:font-name="Calibri" fo:font-size="12pt" officeooo:rsid="0043a0b9" officeooo:paragraph-rsid="0043a0b9" style:font-size-asian="12pt" style:font-size-complex="12pt"/>
    </style:style>
    <style:style style:name="P41" style:family="paragraph" style:parent-style-name="List_20_Paragraph">
      <style:paragraph-properties fo:margin-left="0in" fo:margin-right="0in" fo:line-height="100%" fo:text-indent="0in" style:auto-text-indent="false"/>
      <style:text-properties officeooo:rsid="00452f15" officeooo:paragraph-rsid="00452f15"/>
    </style:style>
    <style:style style:name="P42" style:family="paragraph">
      <style:paragraph-properties style:writing-mode="lr-tb"/>
    </style:style>
    <style:style style:name="P43" style:family="paragraph">
      <loext:graphic-properties draw:fill-color="#b4c7dc"/>
      <style:paragraph-properties style:writing-mode="lr-tb"/>
    </style:style>
    <style:style style:name="P44" style:family="paragraph">
      <style:paragraph-properties style:writing-mode="lr-tb"/>
      <style:text-properties fo:font-size="12pt"/>
    </style:style>
    <style:style style:name="P45" style:family="paragraph">
      <loext:graphic-properties draw:fill-color="#b4c7dc"/>
      <style:paragraph-properties style:writing-mode="lr-tb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178b" style:font-size-asian="12pt" style:font-size-complex="12pt"/>
    </style:style>
    <style:style style:name="T3" style:family="text">
      <style:text-properties fo:font-size="12pt" officeooo:rsid="00031ba1" style:font-size-asian="12pt" style:font-size-complex="12pt"/>
    </style:style>
    <style:style style:name="T4" style:family="text">
      <style:text-properties fo:font-size="12pt" officeooo:rsid="0005971a" style:font-size-asian="12pt" style:font-size-complex="12pt"/>
    </style:style>
    <style:style style:name="T5" style:family="text">
      <style:text-properties fo:font-size="12pt" officeooo:rsid="0026da75" style:font-size-asian="12pt" style:font-size-complex="12pt"/>
    </style:style>
    <style:style style:name="T6" style:family="text">
      <style:text-properties fo:font-size="12pt" style:font-size-asian="12pt" style:font-name-complex="Calibri2" style:font-size-complex="12pt"/>
    </style:style>
    <style:style style:name="T7" style:family="text">
      <style:text-properties fo:font-size="12pt" style:font-name-asian="Calibri1" style:font-size-asian="12pt" style:font-name-complex="Calibri1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officeooo:rsid="001b0fdf" style:font-size-asian="12pt" style:font-weight-asian="bold" style:font-size-complex="12pt"/>
    </style:style>
    <style:style style:name="T10" style:family="text">
      <style:text-properties fo:font-size="12pt" fo:font-weight="bold" officeooo:rsid="001bc830" style:font-size-asian="12pt" style:font-weight-asian="bold" style:font-size-complex="12pt"/>
    </style:style>
    <style:style style:name="T11" style:family="text">
      <style:text-properties fo:font-size="12pt" fo:font-weight="bold" officeooo:rsid="001d458a" style:font-size-asian="12pt" style:font-weight-asian="bold" style:font-size-complex="12pt"/>
    </style:style>
    <style:style style:name="T12" style:family="text">
      <style:text-properties fo:font-size="12pt" style:text-underline-style="none" fo:font-weight="bold" officeooo:rsid="00020082" style:font-size-asian="12pt" style:font-weight-asian="bold" style:font-size-complex="12pt" style:font-weight-complex="normal"/>
    </style:style>
    <style:style style:name="T13" style:family="text">
      <style:text-properties fo:font-size="12pt" style:text-underline-style="none" fo:font-weight="normal" officeooo:rsid="00020082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ba059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0dfec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bc83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bfa02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d458a" style:font-size-asian="12pt" style:font-weight-asian="normal" style:font-size-complex="12pt" style:font-weight-complex="normal"/>
    </style:style>
    <style:style style:name="T19" style:family="text">
      <style:text-properties officeooo:rsid="001c178b"/>
    </style:style>
    <style:style style:name="T20" style:family="text">
      <style:text-properties style:text-underline-style="none" officeooo:rsid="00020082" style:font-weight-complex="normal"/>
    </style:style>
    <style:style style:name="T21" style:family="text">
      <style:text-properties style:text-underline-style="none" fo:font-weight="normal" officeooo:rsid="001bfa02" style:font-weight-asian="normal" style:font-weight-complex="normal"/>
    </style:style>
    <style:style style:name="T22" style:family="text">
      <style:text-properties officeooo:rsid="0009ca4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bc830" style:font-weight-asian="normal" style:font-weight-complex="normal"/>
    </style:style>
    <style:style style:name="T25" style:family="text">
      <style:text-properties fo:font-weight="normal" officeooo:rsid="001d458a" style:font-weight-asian="normal" style:font-weight-complex="normal"/>
    </style:style>
    <style:style style:name="T26" style:family="text">
      <style:text-properties officeooo:rsid="001b0fdf"/>
    </style:style>
    <style:style style:name="T27" style:family="text">
      <style:text-properties officeooo:rsid="001bfa02" style:font-weight-complex="normal"/>
    </style:style>
    <style:style style:name="T28" style:family="text">
      <style:text-properties officeooo:rsid="001d458a"/>
    </style:style>
    <style:style style:name="T29" style:family="text">
      <style:text-properties style:text-position="super 58%" fo:font-size="12pt" style:font-size-asian="12pt" style:font-size-complex="12pt"/>
    </style:style>
    <style:style style:name="T30" style:family="text">
      <style:text-properties fo:font-size="14pt" fo:font-weight="bold" style:font-size-asian="14pt" style:font-weight-asian="bold" style:font-size-complex="14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="Calibri"/>
    </style:style>
    <style:style style:name="T33" style:family="text">
      <style:text-properties style:font-name="Calibri" officeooo:rsid="00004109"/>
    </style:style>
    <style:style style:name="T34" style:family="text">
      <style:text-properties style:font-name="Calibri" fo:font-size="12pt" style:font-size-asian="12pt" style:font-size-complex="12pt"/>
    </style:style>
    <style:style style:name="T35" style:family="text">
      <style:text-properties style:font-name="Calibri" fo:font-size="12pt" officeooo:rsid="0041e912" style:font-size-asian="12pt" style:font-size-complex="12pt"/>
    </style:style>
    <style:style style:name="T36" style:family="text">
      <style:text-properties officeooo:rsid="00339a44"/>
    </style:style>
    <style:style style:name="T37" style:family="text">
      <style:text-properties officeooo:rsid="00373885"/>
    </style:style>
    <style:style style:name="T38" style:family="text">
      <style:text-properties officeooo:rsid="003bc1c3"/>
    </style:style>
    <style:style style:name="T39" style:family="text">
      <style:text-properties officeooo:rsid="003dceae"/>
    </style:style>
    <style:style style:name="T40" style:family="text">
      <style:text-properties fo:font-size="12pt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 fo:padding="0.0591in" fo:border="none"/>
    </style:style>
    <style:style style:name="gr1" style:family="graphic">
      <style:graphic-properties draw:fill-color="#b4c7dc" draw:textarea-horizontal-align="justify" draw:textarea-vertical-align="middle" draw:auto-grow-height="false" fo:min-height="0.2819in" fo:min-width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4c7dc" draw:textarea-horizontal-align="justify" draw:textarea-vertical-align="middle" draw:auto-grow-height="false" fo:min-height="0.2819in" fo:min-width="0.3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b4c7dc" draw:textarea-horizontal-align="justify" draw:textarea-vertical-align="middle" draw:auto-grow-height="false" fo:min-height="0.2819in" fo:min-width="0.6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b4c7dc" draw:textarea-horizontal-align="justify" draw:textarea-vertical-align="middle" draw:auto-grow-height="false" fo:min-height="0.2819in" fo:min-width="0.4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b4c7dc" draw:textarea-horizontal-align="justify" draw:textarea-vertical-align="middle" draw:auto-grow-height="false" fo:min-height="0.2819in" fo:min-width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0.2819in" fo:min-width="0.4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0.2839in" fo:min-width="0.7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b4c7dc" draw:textarea-horizontal-align="justify" draw:textarea-vertical-align="middle" draw:auto-grow-height="false" fo:min-height="0.2819in" fo:min-width="0.7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8236in" svg:y="-0.7874in" svg:width="8.5in" draw:z-index="0"><draw:text-box fo:min-height="1.1055in"><text:p text:style-name="P2"/><text:p text:style-name="Frame_20_contents"><text:span text:style-name="T32"><text:tab/></text:span><text:span text:style-name="T33">SATISH KUMAR<text:tab/><text:tab/><text:tab/><text:tab/><text:tab/><text:tab/><text:tab/><text:tab/>Email : </text:span><text:a xlink:type="simple" xlink:href="mailto:satish15625@gmail.com" text:style-name="Internet_20_link" text:visited-style-name="Visited_20_Internet_20_Link"><text:span text:style-name="T33">satish15625@gmail.com</text:span></text:a></text:p><text:p text:style-name="P3">`<text:tab/><text:tab/><text:tab/><text:tab/><text:tab/><text:tab/><text:tab/><text:tab/><text:tab/><text:tab/><text:tab/>Phone: 7011585550</text:p><text:p text:style-name="P3"><text:tab/><text:tab/><text:tab/><text:tab/><text:tab/><text:tab/><text:tab/><text:tab/><text:tab/><text:tab/><text:tab/>Address : <text:span text:style-name="T1">Mahagun Mywoods <text:s/><text:tab/><text:tab/><text:tab/><text:tab/><text:tab/><text:tab/><text:tab/><text:tab/><text:tab/><text:tab/><text:tab/><text:tab/></text:span><text:span text:style-name="T5">Gaur </text:span><text:span text:style-name="T1">city Noida.</text:span></text:p><text:p text:style-name="P1"><text:tab/><text:tab/><text:tab/><text:tab/><text:tab/><text:tab/><text:tab/><text:tab/><text:tab/><text:tab/><text:tab/><text:tab/><text:tab/></text:p></draw:text-box></draw:frame></text:p>
      <text:p text:style-name="P13">PROFESSIONAL SUMMARY</text:p>
      <text:p text:style-name="P12"/>
      <text:list xml:id="list3022773790" text:style-name="WW8Num1">
        <text:list-item>
          <text:p text:style-name="P29">Python Programmer and Web Developer with <text:span text:style-name="T19">4</text:span>.<text:span text:style-name="T19">6</text:span> year of experience in all phase of software development <text:span text:style-name="T22">life-cycle</text:span> (SDLC) which includes User interaction, Business analysis /Modeling <text:s/>, Design/ Management Production Customer Support Maintenance enhancement and quality control, testing implementation and documentations.</text:p>
        </text:list-item>
        <text:list-item>
          <text:p text:style-name="P29">Proficient in analyzing and translating business requirements to technical requirement and architecture.</text:p>
        </text:list-item>
        <text:list-item>
          <text:p text:style-name="P29">Passion to learn new technologies and tools helping to understand and excel in anything very quickly and effectively.</text:p>
        </text:list-item>
        <text:list-item>
          <text:p text:style-name="P29">Team player with very good communication skills and inter personal skills.</text:p>
        </text:list-item>
        <text:list-item>
          <text:p text:style-name="P29">Experience in designing coding debugging and testing worked in all phase of software development life cycle for web performance applications.</text:p>
        </text:list-item>
        <text:list-item>
          <text:p text:style-name="P34"><text:span text:style-name="T7"><text:s text:c="2"/></text:span><text:span text:style-name="T1">Knowledge of python oops concept Django,flask ,</text:span><text:span text:style-name="T3">Django</text:span><text:span text:style-name="T2"> framework,pandas</text:span><text:span text:style-name="T1">,numpy, flask ,</text:span><text:span text:style-name="T4">scrappy</text:span><text:span text:style-name="T1"> and pyQt.</text:span></text:p>
        </text:list-item>
        <text:list-item>
          <text:p text:style-name="P29">Profound experience in CVS Git command usages.</text:p>
        </text:list-item>
        <text:list-item>
          <text:p text:style-name="P33">Profound experience in development and performance of large-scale and complex systems.</text:p>
          <text:p text:style-name="P37"/>
          <text:p text:style-name="P36"><draw:custom-shape text:anchor-type="paragraph" draw:z-index="10" draw:name="Shape1_9" draw:style-name="gr1" draw:text-style-name="P43" svg:width="0.6878in" svg:height="0.313in" svg:x="6.6602in" svg:y="0.1807in"><text:p text:style-name="P42">ReactJ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8" draw:style-name="gr2" draw:text-style-name="P43" svg:width="0.365in" svg:height="0.313in" svg:x="6.1602in" svg:y="0.1909in"><text:p text:style-name="P42">Jav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7" draw:style-name="gr3" draw:text-style-name="P43" svg:width="0.6776in" svg:height="0.313in" svg:x="5.3374in" svg:y="0.2118in"><text:p text:style-name="P42">Zabbi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3" draw:text-style-name="P43" svg:width="0.6776in" svg:height="0.313in" svg:x="4.5457in" svg:y="0.1909in"><text:p text:style-name="P42"><text:s/>Ansib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4" draw:text-style-name="P43" svg:width="0.5004in" svg:height="0.313in" svg:x="3.9102in" svg:y="0.1909in"><text:p text:style-name="P42"><text:s/>Linu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0" draw:style-name="gr5" draw:text-style-name="P43" svg:width="0.865in" svg:height="0.313in" svg:x="2.9311in" svg:y="0.1807in"><text:p text:style-name="P42"><text:s/>Bash/Shel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4" draw:style-name="gr6" draw:text-style-name="P43" svg:width="0.4795in" svg:height="0.313in" svg:x="0.7957in" svg:y="0.1701in"><text:p text:style-name="P42"><text:s/>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3" draw:style-name="gr7" draw:text-style-name="P45" svg:width="0.7425in" svg:height="0.315in" svg:x="-0.0791in" svg:y="0.1492in"><text:p text:style-name="P44"><text:span text:style-name="T40"><text:s/></text:span><text:span text:style-name="T40">PYTH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2" draw:style-name="gr4" draw:text-style-name="P43" svg:width="0.5004in" svg:height="0.313in" svg:x="2.2854in" svg:y="0.1909in"><text:p text:style-name="P42"><text:s/>AW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1" draw:style-name="gr8" draw:text-style-name="P43" svg:width="0.7398in" svg:height="0.313in" svg:x="1.4102in" svg:y="0.1807in"><text:p text:style-name="P42"><text:s/>MYSQ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KILLS</text:p>
        </text:list-item>
      </text:list>
      <text:p text:style-name="P5"/>
      <text:p text:style-name="P5"/>
      <text:p text:style-name="P4"/>
      <text:p text:style-name="P14">PROFESSIONAL EXPERIENCE</text:p>
      <text:p text:style-name="P14"/>
      <text:p text:style-name="P17"><text:span text:style-name="T28">HCL </text:span><text:span text:style-name="T26"><text:s/></text:span><text:span text:style-name="T28">Technologies </text:span><text:span text:style-name="T38">Noida.</text:span></text:p>
      <text:p text:style-name="P20"><text:span text:style-name="T11">Python Developer Specialist(</text:span><text:span text:style-name="T18">DevOps Engineer · Developer · Python Developer · Automation Engineer</text:span><text:span text:style-name="T11">)</text:span></text:p>
      <text:p text:style-name="P6"><text:span text:style-name="T27">Project Description: </text:span><text:span text:style-name="T24">Working as </text:span><text:span text:style-name="T25">tool Automation Using Python ,Ansible etc,</text:span></text:p>
      <text:p text:style-name="P7">Tools : <text:span text:style-name="T23">Zabbix,Moogsoft,Servicenow,solarwinds,nimsoft.</text:span></text:p>
      <text:p text:style-name="P23"/>
      <text:p text:style-name="P18"><text:span text:style-name="T26">Integer Telecom Services </text:span><text:span text:style-name="T39">Noida</text:span></text:p>
      <text:p text:style-name="P21"><text:span text:style-name="T9">Sr. </text:span><text:span text:style-name="T10">Software</text:span><text:span text:style-name="T8"> </text:span><text:span text:style-name="T9">Developer</text:span><text:span text:style-name="T8"> </text:span></text:p>
      <text:p text:style-name="P21"><text:span text:style-name="T8">Project Description: </text:span><text:span text:style-name="T16">Working as a Full stack developer </text:span><text:span text:style-name="T17">automation tool for 5G and 4G Scripting.</text:span></text:p>
      <text:p text:style-name="P27"/>
      <text:p text:style-name="P8"><text:span text:style-name="T20">Python Web project: <text:s/></text:span><text:span text:style-name="T21">Developed automation tool for 4G and 5G automation script using python and Django database used PostgreSQL and Deployed on AWS <text:s/>EC2 automation using Boto3 Library.</text:span></text:p>
      <text:p text:style-name="P24"/>
      <text:p text:style-name="P19"/>
      <text:p text:style-name="P19"/>
      <text:p text:style-name="P19"><text:soft-page-break/>Cavisson System Inc. Noida</text:p>
      <text:p text:style-name="P19">Software Engineer </text:p>
      <text:p text:style-name="P22"><text:span text:style-name="T8">Project Description: </text:span><text:span text:style-name="T1">Worked on Firefox and chrome extension for capture the browser activity and user experience.</text:span></text:p>
      <text:p text:style-name="P9"><text:span text:style-name="T12">Python Web project: <text:s/></text:span><text:span text:style-name="T13">Develop</text:span><text:span text:style-name="T14">ed</text:span><text:span text:style-name="T13"> different web projects </text:span><text:span text:style-name="T14">of Performance tools &amp; E-commerce </text:span><text:span text:style-name="T15">website</text:span><text:span text:style-name="T14"> </text:span><text:span text:style-name="T13">and deployed </text:span><text:span text:style-name="T14">on </text:span><text:span text:style-name="T13">AWS server</text:span><text:span text:style-name="T14">s with LB.</text:span></text:p>
      <text:p text:style-name="P25"/>
      <text:p text:style-name="P26"/>
      <text:p text:style-name="P28">EDUCATION</text:p>
      <text:p text:style-name="P11"/>
      <text:list xml:id="list2720437165" text:style-name="WW8Num2">
        <text:list-item>
          <text:p text:style-name="P30">Master of Computer Application, JSS Academy of Technical Education Noida, AKTU University Lucknow 2017.</text:p>
        </text:list-item>
        <text:list-item>
          <text:p text:style-name="P30">Bachelor of Computer <text:s text:c="2"/>Application, School of Management Science, Varanasi.</text:p>
        </text:list-item>
        <text:list-item>
          <text:p text:style-name="P35"><text:span text:style-name="T1">12 </text:span><text:span text:style-name="T29">h <text:s/></text:span><text:span text:style-name="T31"><text:s/></text:span><text:span text:style-name="T1">from Prakash Inter collage </text:span><text:span text:style-name="T6">Mustafapur Chanduali Up Board</text:span><text:span text:style-name="T1">. </text:span></text:p>
        </text:list-item>
        <text:list-item>
          <text:p text:style-name="P35"><text:span text:style-name="T1">10</text:span><text:span text:style-name="T29">th <text:s/></text:span><text:span text:style-name="T30"><text:s/></text:span><text:span text:style-name="T1">from Jai Hind Vidya Mandir Inter collage Aharura Mirzapur UP Board.</text:span></text:p>
        </text:list-item>
      </text:list>
      <text:p text:style-name="P16">TECHNICAL SKIL<text:span text:style-name="T37">L</text:span>S</text:p>
      <text:p text:style-name="P15"/>
      <text:list xml:id="list1613051156" text:style-name="WW8Num3">
        <text:list-item>
          <text:p text:style-name="P31">Languages </text:p>
        </text:list-item>
      </text:list>
      <text:p text:style-name="P10">Python, C , java, php, python,pandas</text:p>
      <text:p text:style-name="P40">Used Library – Pandas,DataFrame,Matploylib,Seaborn,zion</text:p>
      <text:list xml:id="list542810990" text:style-name="WW8Num4">
        <text:list-item>
          <text:p text:style-name="P32">Cloud</text:p>
        </text:list-item>
      </text:list>
      <text:p text:style-name="P10">GCP (Google Cloud), AWS , Docker </text:p>
      <text:list xml:id="list21636752878589" text:continue-numbering="true" text:style-name="WW8Num4">
        <text:list-item>
          <text:p text:style-name="P32">IDE/Version Controller </text:p>
        </text:list-item>
      </text:list>
      <text:p text:style-name="P10">Eclipse , Pycharm ,CVS, Visual Studio Code </text:p>
      <text:list xml:id="list21637115762228" text:continue-numbering="true" text:style-name="WW8Num4">
        <text:list-item>
          <text:p text:style-name="P32">Technology </text:p>
        </text:list-item>
      </text:list>
      <text:p text:style-name="P38"><text:span text:style-name="T34">JavaScript, </text:span><text:span text:style-name="T35">reactjs</text:span><text:span text:style-name="T34">, JSON, XML, Material Design, HTML , CSS , Bootstrap, JQuery.</text:span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38"><text:span text:style-name="T34"/></text:p>
      <text:p text:style-name="P41"><text:span text:style-name="T34">Date : 18/06/2021<text:tab/><text:tab/><text:tab/><text:tab/><text:tab/><text:tab/><text:tab/>Location : Noid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swiss"/>
    <style:font-face style:name="Calibri2" svg:font-family="Calibri" style:font-pitch="variable"/>
    <style:font-face style:name="Courier New1" svg:font-family="'Courier New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font-family="Symbol" style:font-charset="x-symbol" fo:font-size="12pt" style:font-size-asian="12pt" style:font-name-complex="Symbol" style:font-family-complex="Symbol" style:font-charset-complex="x-symbol" style:font-size-complex="12pt"/>
    </style:style>
    <style:style style:name="WW8Num1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3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3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3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4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4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4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8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3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8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3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8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3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8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3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8417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3417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8417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341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8417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3417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8417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3417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23:16:19.767953037</meta:creation-date>
    <dc:date>2021-06-18T02:16:35.002855070</dc:date>
    <meta:editing-duration>PT53M35S</meta:editing-duration>
    <meta:editing-cycles>33</meta:editing-cycles>
    <meta:generator>LibreOffice/6.4.6.2$Linux_X86_64 LibreOffice_project/40$Build-2</meta:generator>
    <meta:document-statistic meta:table-count="0" meta:image-count="0" meta:object-count="0" meta:page-count="2" meta:paragraph-count="44" meta:word-count="382" meta:character-count="2763" meta:non-whitespace-character-count="2357"/>
  </office:meta>
</office:document-meta>
</file>